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4bf3d"/>
    </style:style>
    <style:style style:name="P3" style:family="paragraph" style:parent-style-name="Text_20_body">
      <style:paragraph-properties fo:margin-left="0cm" fo:margin-right="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Liberation Serif" fo:font-size="16pt" fo:letter-spacing="normal" fo:font-style="normal" fo:font-weight="normal" officeooo:paragraph-rsid="0004bf3d" style:font-size-asian="16pt" style:font-size-complex="16pt"/>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6pt" fo:letter-spacing="normal" fo:font-style="normal" fo:font-weight="normal" officeooo:paragraph-rsid="0004bf3d" style:font-size-asian="16pt" style:font-size-complex="16pt"/>
    </style:style>
    <style:style style:name="P6"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orphans="2" fo:widows="2" fo:text-indent="1.199cm" style:auto-text-indent="false" style:page-number="auto" fo:background-color="transparent" fo:padding="0cm" fo:border="none"/>
      <style:text-properties fo:font-variant="normal" fo:text-transform="none" fo:color="#000000" loext:opacity="100%" style:font-name="Liberation Serif" fo:font-size="16pt" fo:letter-spacing="normal" fo:font-style="normal" fo:font-weight="normal" officeooo:paragraph-rsid="0004bf3d"/>
    </style:style>
    <style:style style:name="P7" style:family="paragraph" style:parent-style-name="Text_20_body">
      <style:paragraph-properties fo:text-align="justify" style:justify-single-word="false"/>
      <style:text-properties fo:font-variant="normal" fo:text-transform="none" fo:color="#202122" loext:opacity="100%" style:font-name="Liberation Serif" fo:font-size="16pt" fo:letter-spacing="normal" fo:font-style="normal" fo:font-weight="normal" officeooo:rsid="00061e1d" officeooo:paragraph-rsid="00061e1d" style:font-size-asian="16pt" style:font-size-complex="16pt"/>
    </style:style>
    <style:style style:name="P8" style:family="paragraph" style:parent-style-name="Standard">
      <style:text-properties fo:font-size="16pt" officeooo:rsid="0004bf3d" officeooo:paragraph-rsid="0004bf3d" style:font-size-asian="14pt" style:font-size-complex="16pt"/>
    </style:style>
    <style:style style:name="P9" style:family="paragraph" style:parent-style-name="Standard">
      <style:paragraph-properties fo:text-align="justify" style:justify-single-word="false"/>
      <style:text-properties fo:font-size="16pt" officeooo:rsid="00061e1d" officeooo:paragraph-rsid="00061e1d" style:font-size-asian="14pt" style:font-size-complex="16pt"/>
    </style:style>
    <style:style style:name="P10" style:family="paragraph" style:parent-style-name="Standard">
      <style:text-properties officeooo:paragraph-rsid="00082e15"/>
    </style:style>
    <style:style style:name="P11" style:family="paragraph" style:parent-style-name="Standard">
      <loext:graphic-properties draw:fill-gradient-name="gradient" draw:fill-hatch-name="hatch"/>
      <style:paragraph-properties fo:margin-left="0cm" fo:margin-right="0cm" fo:text-align="justify" style:justify-single-word="false" fo:text-indent="0.926cm" style:auto-text-indent="false"/>
      <style:text-properties officeooo:rsid="00061e1d" officeooo:paragraph-rsid="00061e1d"/>
    </style:style>
    <style:style style:name="P12" style:family="paragraph" style:parent-style-name="Heading_20_1">
      <style:text-properties officeooo:rsid="0004bf3d" officeooo:paragraph-rsid="0004bf3d"/>
    </style:style>
    <style:style style:name="P13" style:family="paragraph" style:parent-style-name="Heading_20_1">
      <style:paragraph-properties fo:break-before="page"/>
      <style:text-properties officeooo:rsid="00061e1d" officeooo:paragraph-rsid="00061e1d"/>
    </style:style>
    <style:style style:name="P14" style:family="paragraph" style:parent-style-name="Text_20_body" style:list-style-name="L1">
      <style:paragraph-properties fo:margin-top="0cm" fo:margin-bottom="0cm" style:contextual-spacing="false" fo:text-align="justify" style:justify-single-word="false" fo:orphans="2" fo:widows="2" fo:padding="0cm" fo:border="none"/>
      <style:text-properties officeooo:paragraph-rsid="0004bf3d"/>
    </style:style>
    <style:style style:name="P15" style:family="paragraph" style:parent-style-name="Text_20_body" style:list-style-name="L1">
      <style:paragraph-properties fo:margin-top="0cm" fo:margin-bottom="0cm" style:contextual-spacing="false" fo:text-align="justify" style:justify-single-word="false" fo:orphans="2" fo:widows="2" fo:padding="0cm" fo:border="none"/>
      <style:text-properties officeooo:rsid="000aa8c2" officeooo:paragraph-rsid="000aa8c2"/>
    </style:style>
    <style:style style:name="T1" style:family="text">
      <style:text-properties style:font-size-asian="16pt" style:font-size-complex="16pt"/>
    </style:style>
    <style:style style:name="T2" style:family="text">
      <style:text-properties fo:font-size="16pt" style:font-size-asian="14pt" style:font-size-complex="16pt"/>
    </style:style>
    <style:style style:name="T3" style:family="text">
      <style:text-properties fo:font-size="16pt" officeooo:rsid="0004bf3d" style:font-size-asian="14pt" style:font-size-complex="16pt"/>
    </style:style>
    <style:style style:name="T4" style:family="text">
      <style:text-properties fo:font-variant="normal" fo:text-transform="none" fo:color="#000000" loext:opacity="100%" style:font-name="Liberation Serif" fo:font-size="16pt" fo:letter-spacing="normal" fo:font-style="normal" fo:font-weight="normal" style:font-size-asian="16pt" style:font-size-complex="16pt"/>
    </style:style>
    <style:style style:name="T5" style:family="text">
      <style:text-properties fo:font-variant="normal" fo:text-transform="none" fo:color="#000000" loext:opacity="100%" style:font-name="Liberation Serif" fo:font-size="16pt" fo:letter-spacing="normal" fo:font-style="normal" fo:font-weight="normal" officeooo:rsid="0004bf3d" style:font-size-asian="16pt" style:font-size-complex="16pt"/>
    </style:style>
    <style:style style:name="T6" style:family="text">
      <style:text-properties fo:font-variant="normal" fo:text-transform="none" fo:color="#202122" loext:opacity="100%" style:text-line-through-style="none" style:text-line-through-type="none" style:font-name="Liberation Serif" fo:font-size="16pt" fo:letter-spacing="normal" fo:font-style="normal" style:text-underline-style="none" fo:font-weight="normal" style:text-blinking="false" style:font-size-asian="16pt" style:font-size-complex="16pt" loext:padding="0cm" loext:border="none"/>
    </style:style>
    <style:style style:name="T7" style:family="text">
      <style:text-properties fo:font-variant="normal" fo:text-transform="none" fo:color="#202122" loext:opacity="100%" style:font-name="Liberation Serif" fo:font-size="16pt" fo:letter-spacing="normal" fo:font-style="normal" fo:font-weight="normal" style:font-size-asian="16pt" style:font-size-complex="16pt"/>
    </style:style>
    <style:style style:name="T8" style:family="text">
      <style:text-properties fo:font-variant="normal" fo:text-transform="none" fo:color="#202122" loext:opacity="100%" style:font-name="Liberation Serif" fo:font-size="16pt" fo:letter-spacing="normal" fo:font-style="normal" fo:font-weight="normal" officeooo:rsid="00070ca1" style:font-size-asian="16pt" style:font-size-complex="16pt"/>
    </style:style>
    <style:style style:name="T9" style:family="text">
      <style:text-properties fo:font-size="24pt" style:font-size-asian="24pt" style:font-size-complex="24pt"/>
    </style:style>
    <style:style style:name="T10" style:family="text">
      <style:text-properties fo:font-size="24pt" officeooo:rsid="0004bf3d" style:font-size-asian="24pt" style:font-size-complex="24pt"/>
    </style:style>
    <style:style style:name="T11" style:family="text">
      <style:text-properties fo:font-style="italic"/>
    </style:style>
    <style:style style:name="T12" style:family="text">
      <style:text-properties fo:font-style="italic" officeooo:rsid="000aa8c2"/>
    </style:style>
    <style:style style:name="T13" style:family="text">
      <style:text-properties officeooo:rsid="00070ca1"/>
    </style:style>
    <style:style style:name="T14" style:family="text">
      <style:text-properties style:font-name="Liberation Serif" fo:font-size="16pt" officeooo:rsid="00082e15" style:font-size-asian="16pt" style:font-size-complex="16pt"/>
    </style:style>
    <style:style style:name="T15" style:family="text">
      <style:text-properties fo:font-size="21pt" officeooo:rsid="0004bf3d" style:font-size-asian="21pt" style:font-size-complex="21pt"/>
    </style:style>
    <style:style style:name="T16" style:family="text">
      <style:text-properties officeooo:rsid="000aa8c2"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Las 7vs del Big Data</text:h>
      <text:p text:style-name="P5"/>
      <text:p text:style-name="P6"><text:span text:style-name="T9">E</text:span><text:span text:style-name="T1">l término 7 V del Big Data fue acuñado por el analista Doug Laney en 2001. Estas 7 V representan las características principales que diferencian al Big Data de los datos tradicionales. Las 7 V son: </text:span></text:p>
      <text:p text:style-name="P4"/>
      <text:list xml:id="list2517457644" text:style-name="L1">
        <text:list-item>
          <text:p text:style-name="P14"><text:span text:style-name="T4">Volumen: </text:span><text:span text:style-name="T5">S</text:span><text:span text:style-name="T4">e refiere a grandes volúmenes de datos que no pueden ser procesados con herramientas convencionales.</text:span></text:p>
        </text:list-item>
        <text:list-item>
          <text:p text:style-name="P14"><text:span text:style-name="T4">Velocidad: </text:span><text:span text:style-name="T5">S</text:span><text:span text:style-name="T4">e refiere a la velocidad a la que se generan y se deben analizar los datos en tiempo real.</text:span></text:p>
        </text:list-item>
        <text:list-item>
          <text:p text:style-name="P14"><text:span text:style-name="T4">Variedad: </text:span><text:span text:style-name="T5">S</text:span><text:span text:style-name="T4">e refiere a la diversidad de fuentes y tipos de datos que se utilizan en el análisis de Big Data. </text:span></text:p>
        </text:list-item>
        <text:list-item>
          <text:p text:style-name="P14"><text:span text:style-name="T4">Veracidad: </text:span><text:span text:style-name="T5">S</text:span><text:span text:style-name="T4">e refiere a la confiabilidad y precisión de los datos utilizados en el análisis.</text:span></text:p>
        </text:list-item>
        <text:list-item>
          <text:p text:style-name="P14"><text:span text:style-name="T4">Valor: </text:span><text:span text:style-name="T5">S</text:span><text:span text:style-name="T4">e refiere a la capacidad de utilizar los datos para obtener información valiosa y tomar decisiones informadas.</text:span></text:p>
        </text:list-item>
        <text:list-item>
          <text:p text:style-name="P14"><text:span text:style-name="T4">Visualización: </text:span><text:span text:style-name="T5">S</text:span><text:span text:style-name="T4">e refiere a la representación gráfica de los datos para facilitar su comprensión y análisis.</text:span></text:p>
        </text:list-item>
        <text:list-item>
          <text:p text:style-name="P14"><text:span text:style-name="T4">Vulnerabilidad: </text:span><text:span text:style-name="T5">S</text:span><text:span text:style-name="T4">e refiere a la necesidad de proteger los datos de posibles brechas de seguridad y ataques cibernéticos.</text:span></text:p>
        </text:list-item>
        <text:list-item>
          <text:p text:style-name="P15"><text:span text:style-name="T4">Viabilidad: Se refiere a la capacidad de generar grandes volúmenes de datos.</text:span></text:p>
        </text:list-item>
      </text:list>
      <text:p text:style-name="P1"/>
      <text:p text:style-name="P2"><text:span text:style-name="T3">Fuente: </text:span><text:a xlink:type="simple" xlink:href="https://www.ufv.es/cuales-son-las-7-v-del-big-data-preguntas-grados/#:~:text=Las%207%20V%20son%3A%20Volumen,ser%20procesados%20con%20herramientas%20convencionales." text:style-name="Internet_20_link" text:visited-style-name="Visited_20_Internet_20_Link"><text:span text:style-name="T3">https://www.ufv.es/cuales-son-las-7-v-del-big-data-preguntas-grados/#:~:text=Las 7 V son%3A Volumen,ser procesados con herramientas convencionales.</text:span></text:a></text:p>
      <text:p text:style-name="P8"/>
      <text:p text:style-name="P8"/>
      <text:h text:style-name="P13" text:outline-level="1">Ley de Moore</text:h>
      <text:p text:style-name="P8"/>
      <text:p text:style-name="P11"><text:span text:style-name="T10">L</text:span><text:span text:style-name="T2">a ley de Moore expresa que cada 2 años se duplica el número de transistores en un microprocesador.</text:span></text:p>
      <text:p text:style-name="P9"/>
      <text:p text:style-name="P7"><text:span text:style-name="T13">Fue conocida e</text:span>l 19 de abril de 1965 <text:span text:style-name="T13">en</text:span> la revista <text:span text:style-name="T11">Electronics </text:span><text:span text:style-name="T16">la cuál</text:span><text:span text:style-name="T11"> </text:span>publicó un documento elaborado por Gordon Moore en el que él anticipaba que la complejidad de los circuitos integrados se duplicaría cada año con una reducción de costo conmensurable. <text:span text:style-name="T13">S</text:span>u predicción ha hecho posible la proliferación de la tecnología en todo el mundo, y hoy se ha convertido en el motor del rápido cambio tecnológico. Moore actualizó su predicción en 1975 para señalar que el número de transistores en un chip se duplica cada dos años y esto se sigue cumpliendo hoy. Además de proyectar cómo aumenta la complejidad de los chips (medida por transistores contenidos en un chip de computador), la ley de Moore sugiere también una disminución de los costos.</text:p>
      <text:p text:style-name="P3"><text:span text:style-name="T7">A medida que los componentes y los ingredientes de las plataformas con base de </text:span><text:span text:style-name="T6">silicio </text:span><text:span text:style-name="T7">crecen, </text:span><text:span text:style-name="T8">estos</text:span><text:span text:style-name="T7"> se vuelven exponencialmente más económicos de producir y más abundantes, poderosos y transparentemente integrados en nuestras vidas diarias enc</text:span><text:span text:style-name="T8">o</text:span><text:span text:style-name="T7">ntran</text:span><text:span text:style-name="T8">dose</text:span><text:span text:style-name="T7"> en todas partes, desde juguetes hasta semáforos para el tránsito.</text:span></text:p>
      <text:p text:style-name="P10"><text:span text:style-name="T14">Fuente: </text:span><text:a xlink:type="simple" xlink:href="https://es.wikipedia.org/wiki/Ley_de_Moore" text:style-name="Internet_20_link" text:visited-style-name="Visited_20_Internet_20_Link"><text:span text:style-name="T14">https://es.wikipedia.org/wiki/Ley_de_Moore</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0-14T18:51:08.285000000</dc:date>
    <meta:editing-duration>PT22M18S</meta:editing-duration>
    <meta:editing-cycles>4</meta:editing-cycles>
    <meta:generator>LibreOffice/7.3.5.2$Windows_X86_64 LibreOffice_project/184fe81b8c8c30d8b5082578aee2fed2ea847c01</meta:generator>
    <meta:document-statistic meta:table-count="0" meta:image-count="0" meta:object-count="0" meta:page-count="2" meta:paragraph-count="16" meta:word-count="390" meta:character-count="2444" meta:non-whitespace-character-count="2076"/>
  </office:meta>
</office:document-meta>
</file>